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5" draw:layer="layout" svg:width="3.81cm" svg:height="1.77cm" svg:x="6.715cm" svg:y="1.135cm">
          <text:p text:style-name="P1"><text:span text:style-name="T1">Poke the event queue</text:span></text:p>
          <text:p text:style-name="P1"><text:span text:style-name="T1">to create first call</text:span></text:p>
          <text:p text:style-name="P1"><text:span text:style-name="T1">Initiation event</text:span></text:p>
        </draw:rect>
        <draw:custom-shape draw:style-name="gr2" draw:text-style-name="P2" draw:id="id3" draw:layer="layout" svg:width="6.05cm" svg:height="3.145cm" svg:x="11.595cm" svg:y="7.38cm">
          <text:p text:style-name="P1"><text:span text:style-name="T1"/></text:p>
          <text:p text:style-name="P1"><text:span text:style-name="T1">The event took place</text:span></text:p>
          <text:p text:style-name="P1"><text:span text:style-name="T1">after the mark set for</text:span></text:p>
          <text:p text:style-name="P1"><text:span text:style-name="T1">warm-up period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2" draw:layer="layout" svg:width="3.174cm" svg:height="0.635cm" svg:x="13.666cm" svg:y="20.22cm">
          <text:p text:style-name="P1"><text:span text:style-name="T1">End</text:span></text:p>
        </draw:rect>
        <draw:connector draw:style-name="gr4" draw:text-style-name="P1" draw:layer="layout" svg:x1="9.89cm" svg:y1="22.59cm" svg:x2="13.666cm" svg:y2="20.537cm" draw:start-shape="id1" draw:start-glue-point="1" draw:end-shape="id2" draw:end-glue-point="3" svg:d="m9890 22590h1888v-2053h1888">
          <text:p/>
        </draw:connector>
        <draw:connector draw:style-name="gr5" draw:text-style-name="P2" draw:layer="layout" svg:x1="17.645cm" svg:y1="8.952cm" svg:x2="16.525cm" svg:y2="2.02cm" draw:start-shape="id3" draw:start-glue-point="7" draw:end-shape="id4" svg:d="m17645 8952h501v-6932h-162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No</text:span></text:p>
        </draw:connector>
        <draw:connector draw:style-name="gr4" draw:text-style-name="P1" draw:layer="layout" svg:x1="10.525cm" svg:y1="2.02cm" svg:x2="12.715cm" svg:y2="2.02cm" draw:start-shape="id5" draw:start-glue-point="1" draw:end-shape="id4" draw:end-glue-point="3" svg:d="m10525 2020h2190">
          <text:p/>
        </draw:connector>
        <draw:connector draw:style-name="gr5" draw:text-style-name="P2" draw:layer="layout" svg:x1="11.595cm" svg:y1="8.952cm" svg:x2="9.255cm" svg:y2="8.955cm" draw:start-shape="id3" draw:start-glue-point="5" draw:end-shape="id6" svg:d="m11595 8952h-1170v3h-1170">
          <text:p text:style-name="P1"><text:span text:style-name="T1">Yes</text:span></text:p>
          <text:p text:style-name="P1"><text:span text:style-name="T1"/></text:p>
        </draw:connector>
        <draw:rect draw:style-name="gr3" draw:text-style-name="P2" draw:id="id7" draw:layer="layout" svg:width="3.174cm" svg:height="0.78cm" svg:x="1.635cm" svg:y="1.635cm">
          <text:p text:style-name="P1"><text:span text:style-name="T1">Simulation start</text:span></text:p>
        </draw:rect>
        <draw:connector draw:style-name="gr4" draw:text-style-name="P1" draw:layer="layout" svg:x1="4.809cm" svg:y1="2.025cm" svg:x2="6.715cm" svg:y2="2.02cm" draw:start-shape="id7" draw:start-glue-point="1" draw:end-shape="id5" svg:d="m4809 2025h953v-5h953">
          <text:p/>
        </draw:connector>
        <draw:rect draw:style-name="gr1" draw:text-style-name="P2" draw:id="id4" draw:layer="layout" svg:width="3.81cm" svg:height="1.77cm" svg:x="12.715cm" svg:y="1.135cm">
          <text:p text:style-name="P1"><text:span text:style-name="T1">Take the next event</text:span></text:p>
          <text:p text:style-name="P1"><text:span text:style-name="T1">from the event queue</text:span></text:p>
        </draw:rect>
        <draw:rect draw:style-name="gr1" draw:text-style-name="P2" draw:id="id8" draw:layer="layout" svg:width="3.81cm" svg:height="1.77cm" svg:x="12.715cm" svg:y="4.035cm">
          <text:p text:style-name="P1"><text:span text:style-name="T1">Perform the event and</text:span></text:p>
          <text:p text:style-name="P1"><text:span text:style-name="T1">register at what time</text:span></text:p>
          <text:p text:style-name="P1"><text:span text:style-name="T1">it took place</text:span></text:p>
        </draw:rect>
        <draw:rect draw:style-name="gr6" draw:text-style-name="P2" draw:id="id6" draw:layer="layout" svg:width="4.445cm" svg:height="1.27cm" svg:x="4.81cm" svg:y="8.32cm">
          <text:p text:style-name="P1"><text:span text:style-name="T1">Start recording the data</text:span></text:p>
          <text:p text:style-name="P1"><text:span text:style-name="T1">reported from the events</text:span></text:p>
        </draw:rect>
        <draw:connector draw:style-name="gr4" draw:text-style-name="P1" draw:layer="layout" svg:x1="14.62cm" svg:y1="2.905cm" svg:x2="14.62cm" svg:y2="4.035cm" draw:start-shape="id4" draw:start-glue-point="2" draw:end-shape="id8" draw:end-glue-point="0" svg:d="m14620 2905v1130">
          <text:p/>
        </draw:connector>
        <draw:connector draw:style-name="gr4" draw:text-style-name="P1" draw:layer="layout" svg:x1="14.62cm" svg:y1="5.805cm" svg:x2="14.619cm" svg:y2="7.38cm" draw:start-shape="id8" draw:start-glue-point="2" draw:end-shape="id3" draw:end-glue-point="4" svg:d="m14620 5805v787h-1v788">
          <text:p/>
        </draw:connector>
        <draw:custom-shape draw:style-name="gr2" draw:text-style-name="P2" draw:id="id9" draw:layer="layout" svg:width="6.05cm" svg:height="3.145cm" svg:x="3.996cm" svg:y="16.78cm">
          <text:p text:style-name="P1"><text:span text:style-name="T1"/></text:p>
          <text:p text:style-name="P1"><text:span text:style-name="T1">The event took place</text:span></text:p>
          <text:p text:style-name="P1"><text:span text:style-name="T1">after the mark set for</text:span></text:p>
          <text:p text:style-name="P1"><text:span text:style-name="T1">simulation end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0.046cm" svg:y1="18.352cm" svg:x2="8.926cm" svg:y2="11.42cm" draw:start-shape="id9" draw:start-glue-point="7" draw:end-shape="id10" svg:d="m10046 18352h501v-6932h-162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No</text:span></text:p>
        </draw:connector>
        <draw:rect draw:style-name="gr1" draw:text-style-name="P2" draw:id="id10" draw:layer="layout" svg:width="3.81cm" svg:height="1.77cm" svg:x="5.116cm" svg:y="10.535cm">
          <text:p text:style-name="P1"><text:span text:style-name="T1">Take the next event</text:span></text:p>
          <text:p text:style-name="P1"><text:span text:style-name="T1">from the event queue</text:span></text:p>
        </draw:rect>
        <draw:rect draw:style-name="gr1" draw:text-style-name="P2" draw:id="id11" draw:layer="layout" svg:width="3.81cm" svg:height="1.77cm" svg:x="5.116cm" svg:y="13.635cm">
          <text:p text:style-name="P1"><text:span text:style-name="T1">Perform the event and</text:span></text:p>
          <text:p text:style-name="P1"><text:span text:style-name="T1">register at what time</text:span></text:p>
          <text:p text:style-name="P1"><text:span text:style-name="T1">it took place</text:span></text:p>
        </draw:rect>
        <draw:connector draw:style-name="gr4" draw:text-style-name="P1" draw:layer="layout" svg:x1="7.021cm" svg:y1="12.305cm" svg:x2="7.021cm" svg:y2="13.635cm" draw:start-shape="id10" draw:start-glue-point="2" draw:end-shape="id11" draw:end-glue-point="0" svg:d="m7021 12305v1330">
          <text:p/>
        </draw:connector>
        <draw:connector draw:style-name="gr4" draw:text-style-name="P1" draw:layer="layout" svg:x1="7.021cm" svg:y1="15.405cm" svg:x2="7.02cm" svg:y2="16.78cm" draw:start-shape="id11" draw:start-glue-point="2" draw:end-shape="id9" draw:end-glue-point="4" svg:d="m7021 15405v687h-1v688">
          <text:p/>
        </draw:connector>
        <draw:connector draw:style-name="gr4" draw:text-style-name="P1" draw:layer="layout" svg:x1="7.032cm" svg:y1="9.59cm" svg:x2="7.021cm" svg:y2="10.535cm" draw:start-shape="id6" draw:start-glue-point="2" draw:end-shape="id10" draw:end-glue-point="0" svg:d="m7032 9590v473h-11v472">
          <text:p/>
        </draw:connector>
        <draw:rect draw:style-name="gr6" draw:text-style-name="P2" draw:id="id1" draw:layer="layout" svg:width="4.445cm" svg:height="1.27cm" svg:x="5.445cm" svg:y="21.955cm">
          <text:p text:style-name="P1"><text:span text:style-name="T1">Print the recorded data</text:span></text:p>
        </draw:rect>
        <draw:connector draw:style-name="gr5" draw:text-style-name="P2" draw:layer="layout" svg:x1="3.996cm" svg:y1="18.352cm" svg:x2="5.445cm" svg:y2="22.59cm" draw:start-shape="id9" draw:start-glue-point="5" draw:end-shape="id1" draw:end-glue-point="3" svg:d="m3996 18352h-500v4238h1949">
          <text:p text:style-name="P1"><text:span text:style-name="T1">Yes <text:s text:c="14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19:34:27.62</meta:creation-date>
    <dc:date>2009-10-08T19:50:15.43</dc:date>
    <meta:editing-duration>PT00H00M17S</meta:editing-duration>
    <meta:editing-cycles>1</meta:editing-cycles>
    <meta:document-statistic meta:object-count="23"/>
    <meta:generator>OpenOffice.org/3.0$Win32 OpenOffice.org_project/300m9$Build-9358</meta:generator>
    <meta:user-defined meta:name="Information 1"/>
    <meta:user-defined meta:name="Information 2"/>
    <meta:user-defined meta:name="Information 3"/>
    <meta:user-defined meta:name="Information 4"/>
  </office:meta>
</office:document-meta>
</file>